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я5" style:family="table">
      <style:table-properties style:width="15.27cm" fo:margin-left="1.242cm" table:align="left" style:writing-mode="lr-tb"/>
    </style:style>
    <style:style style:name="Таблиця5.A" style:family="table-column">
      <style:table-column-properties style:column-width="3.75cm"/>
    </style:style>
    <style:style style:name="Таблиця5.B" style:family="table-column">
      <style:table-column-properties style:column-width="3.939cm"/>
    </style:style>
    <style:style style:name="Таблиця5.C" style:family="table-column">
      <style:table-column-properties style:column-width="3.814cm"/>
    </style:style>
    <style:style style:name="Таблиця5.D" style:family="table-column">
      <style:table-column-properties style:column-width="3.768cm"/>
    </style:style>
    <style:style style:name="Таблиця5.1" style:family="table-row">
      <style:table-row-properties fo:keep-together="auto"/>
    </style:style>
    <style:style style:name="Таблиця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6" style:family="table">
      <style:table-properties style:width="15.986cm" table:align="center" style:writing-mode="lr-tb"/>
    </style:style>
    <style:style style:name="Таблиця6.A" style:family="table-column">
      <style:table-column-properties style:column-width="7.502cm"/>
    </style:style>
    <style:style style:name="Таблиця6.B" style:family="table-column">
      <style:table-column-properties style:column-width="8.484cm"/>
    </style:style>
    <style:style style:name="Таблиця6.1" style:family="table-row">
      <style:table-row-properties fo:keep-together="auto"/>
    </style:style>
    <style:style style:name="Таблиця6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я6.B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я6.2" style:family="table-row">
      <style:table-row-properties style:min-row-height="0.688cm" fo:keep-together="auto"/>
    </style:style>
    <style:style style:name="Таблиця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6.3" style:family="table-row">
      <style:table-row-properties style:min-row-height="0.75cm" fo:keep-together="auto"/>
    </style:style>
    <style:style style:name="Таблиця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6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6.4" style:family="table-row">
      <style:table-row-properties style:min-row-height="0.706cm" fo:keep-together="auto"/>
    </style:style>
    <style:style style:name="Таблиця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6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Стиль_20_Первая_20_строка_3a__20__20_0_20_см">
      <style:paragraph-properties fo:line-height="115%" fo:text-align="center" style:justify-single-word="false"/>
      <style:text-properties officeooo:paragraph-rsid="000dba1d"/>
    </style:style>
    <style:style style:name="P2" style:family="paragraph" style:parent-style-name="text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officeooo:paragraph-rsid="000dba1d"/>
    </style:style>
    <style:style style:name="P3" style:family="paragraph" style:parent-style-name="text">
      <style:paragraph-properties fo:margin-left="0cm" fo:margin-right="0cm" fo:margin-top="0cm" fo:margin-bottom="0cm" loext:contextual-spacing="false" fo:text-indent="1.251cm" style:auto-text-indent="false"/>
      <style:text-properties officeooo:paragraph-rsid="000dba1d"/>
    </style:style>
    <style:style style:name="P4" style:family="paragraph" style:parent-style-name="Standard">
      <style:paragraph-properties fo:text-align="start" style:justify-single-word="false"/>
      <style:text-properties fo:language="uk" fo:country="UA" fo:font-style="italic" officeooo:paragraph-rsid="000dba1d" style:font-style-asian="italic"/>
    </style:style>
    <style:style style:name="P5" style:family="paragraph" style:parent-style-name="Standard">
      <style:paragraph-properties fo:text-align="start" style:justify-single-word="false"/>
      <style:text-properties fo:language="uk" fo:country="UA" officeooo:paragraph-rsid="000dba1d"/>
    </style:style>
    <style:style style:name="P6" style:family="paragraph" style:parent-style-name="Standard">
      <style:text-properties fo:language="uk" fo:country="UA" officeooo:paragraph-rsid="000dba1d"/>
    </style:style>
    <style:style style:name="P7" style:family="paragraph" style:parent-style-name="Standard">
      <style:text-properties officeooo:paragraph-rsid="000dba1d"/>
    </style:style>
    <style:style style:name="P8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/>
      <style:text-properties fo:font-size="14pt" officeooo:paragraph-rsid="000dba1d" style:font-size-asian="14pt" fo:hyphenate="true" fo:hyphenation-remain-char-count="2" fo:hyphenation-push-char-count="2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0dba1d" style:font-size-asian="14pt"/>
    </style:style>
    <style:style style:name="P10" style:family="paragraph" style:parent-style-name="Standard">
      <style:paragraph-properties fo:margin-left="0cm" fo:margin-right="0cm" fo:text-align="center" style:justify-single-word="false" fo:text-indent="-0.125cm" style:auto-text-indent="false"/>
      <style:text-properties fo:font-size="14pt" officeooo:paragraph-rsid="000dba1d" style:font-size-asian="14pt"/>
    </style:style>
    <style:style style:name="T1" style:family="text">
      <style:text-properties fo:font-size="14pt" fo:language="uk" fo:country="UA" fo:font-weight="bold" style:font-size-asian="14pt" style:font-weight-asian="bold"/>
    </style:style>
    <style:style style:name="T2" style:family="text">
      <style:text-properties fo:font-size="14pt" fo:language="en" fo:country="US" fo:font-weight="bold" style:font-size-asian="14pt" style:font-weight-asian="bold"/>
    </style:style>
    <style:style style:name="T3" style:family="text">
      <style:text-properties fo:language="uk" fo:country="UA"/>
    </style:style>
    <style:style style:name="T4" style:family="text">
      <style:text-properties fo:language="uk" fo:country="UA" fo:font-style="italic" style:font-style-asian="italic"/>
    </style:style>
    <style:style style:name="T5" style:family="text">
      <style:text-properties style:language-asian="ru" style:country-asian="RU"/>
    </style:style>
    <style:style style:name="T6" style:family="text">
      <style:text-properties fo:font-style="italic" style:font-style-asian="italic"/>
    </style:style>
    <style:style style:name="T7" style:family="text">
      <style:text-properties fo:font-size="12pt" fo:language="en" fo:country="US" fo:font-weight="bold" style:font-size-asian="12pt" style:font-weight-asian="bold"/>
    </style:style>
    <style:style style:name="T8" style:family="text">
      <style:text-properties fo:language="en" fo:country="US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Римські числа</text:span></text:p>
      <text:p text:style-name="P2">Необхідно скоротити дріб, записану в римській системі числення. Нагадаємо, що в римській записи використовуються символи M, D, C, L, X, V і I. Наведемо таблицю з прикладами перекладу римських чисел в арабську систему:</text:p>
      <text:p text:style-name="P3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row table:style-name="Таблиця5.1">
          <table:table-cell table:style-name="Таблиця5.A1" office:value-type="string">
            <text:p text:style-name="P8">I - 1</text:p>
          </table:table-cell>
          <table:table-cell table:style-name="Таблиця5.A1" office:value-type="string">
            <text:p text:style-name="P9">VII - 7</text:p>
          </table:table-cell>
          <table:table-cell table:style-name="Таблиця5.A1" office:value-type="string">
            <text:p text:style-name="P10">XLVI - 46</text:p>
          </table:table-cell>
          <table:table-cell table:style-name="Таблиця5.D1" office:value-type="string">
            <text:p text:style-name="P9">CCCII - 302</text:p>
          </table:table-cell>
        </table:table-row>
        <table:table-row table:style-name="Таблиця5.1">
          <table:table-cell table:style-name="Таблиця5.A1" office:value-type="string">
            <text:p text:style-name="P8">II - 2</text:p>
          </table:table-cell>
          <table:table-cell table:style-name="Таблиця5.A1" office:value-type="string">
            <text:p text:style-name="P9">VIII - 8</text:p>
          </table:table-cell>
          <table:table-cell table:style-name="Таблиця5.A1" office:value-type="string">
            <text:p text:style-name="P10">L - 50</text:p>
          </table:table-cell>
          <table:table-cell table:style-name="Таблиця5.D1" office:value-type="string">
            <text:p text:style-name="P9">CDXLI - 441</text:p>
          </table:table-cell>
        </table:table-row>
        <table:table-row table:style-name="Таблиця5.1">
          <table:table-cell table:style-name="Таблиця5.A1" office:value-type="string">
            <text:p text:style-name="P9">III - 3</text:p>
          </table:table-cell>
          <table:table-cell table:style-name="Таблиця5.A1" office:value-type="string">
            <text:p text:style-name="P9">IX - 9</text:p>
          </table:table-cell>
          <table:table-cell table:style-name="Таблиця5.A1" office:value-type="string">
            <text:p text:style-name="P10">LXXV - 75</text:p>
          </table:table-cell>
          <table:table-cell table:style-name="Таблиця5.D1" office:value-type="string">
            <text:p text:style-name="P9">ID - 499</text:p>
          </table:table-cell>
        </table:table-row>
        <table:table-row table:style-name="Таблиця5.1">
          <table:table-cell table:style-name="Таблиця5.A1" office:value-type="string">
            <text:p text:style-name="P9">IV - 4</text:p>
          </table:table-cell>
          <table:table-cell table:style-name="Таблиця5.A1" office:value-type="string">
            <text:p text:style-name="P9">X - 10</text:p>
          </table:table-cell>
          <table:table-cell table:style-name="Таблиця5.A1" office:value-type="string">
            <text:p text:style-name="P10">XCII - 92</text:p>
          </table:table-cell>
          <table:table-cell table:style-name="Таблиця5.D1" office:value-type="string">
            <text:p text:style-name="P9">D - 500</text:p>
          </table:table-cell>
        </table:table-row>
        <table:table-row table:style-name="Таблиця5.1">
          <table:table-cell table:style-name="Таблиця5.A1" office:value-type="string">
            <text:p text:style-name="P9">V - 5</text:p>
          </table:table-cell>
          <table:table-cell table:style-name="Таблиця5.A1" office:value-type="string">
            <text:p text:style-name="P9">XVIII - 18</text:p>
          </table:table-cell>
          <table:table-cell table:style-name="Таблиця5.A1" office:value-type="string">
            <text:p text:style-name="P10">IC - 99</text:p>
          </table:table-cell>
          <table:table-cell table:style-name="Таблиця5.D1" office:value-type="string">
            <text:p text:style-name="P9">DCXCV - 695</text:p>
          </table:table-cell>
        </table:table-row>
        <table:table-row table:style-name="Таблиця5.1">
          <table:table-cell table:style-name="Таблиця5.A1" office:value-type="string">
            <text:p text:style-name="P9">VI - 6</text:p>
          </table:table-cell>
          <table:table-cell table:style-name="Таблиця5.A1" office:value-type="string">
            <text:p text:style-name="P9">XXXI - 31</text:p>
          </table:table-cell>
          <table:table-cell table:style-name="Таблиця5.A1" office:value-type="string">
            <text:p text:style-name="P10">C - 100</text:p>
          </table:table-cell>
          <table:table-cell table:style-name="Таблиця5.D1" office:value-type="string">
            <text:p text:style-name="P9">CM - 900</text:p>
          </table:table-cell>
        </table:table-row>
      </table:table>
      <text:p text:style-name="P4"/>
      <text:p text:style-name="P6"><text:span text:style-name="T6">Вхідні данні</text:span>. У вхідному файлі INPUT.TXT записаний дріб в римській системі числення. Формат запису вважається коректним, якщо запис є: римське число, дріб, римське число (без пробілів), і кожне з чисел знаходиться в діапазоні від 1 до 999. Рядок заданої дробу складається не більше, ніж з 100 символів.</text:p>
      <text:p text:style-name="P7"><text:span text:style-name="T4">Вихідні данні</text:span><text:span text:style-name="T6">.</text:span><text:span text:style-name="T3"> У вихідний файл OUTPUT.TXT виведіть скорочену дріб в римській системі числення. У тих випадках, коли перше число ділиться на друге, слід виводити результат у вигляді тільки одного римського числа. У тому випадку, коли у вхідних даних міститься помилка, слід вивести ERROR.</text:span></text:p>
      <text:p text:style-name="P5"/>
      <text:p text:style-name="P4">Контрольний приклад</text:p>
      <table:table table:name="Таблиця6" table:style-name="Таблиця6">
        <table:table-column table:style-name="Таблиця6.A"/>
        <table:table-column table:style-name="Таблиця6.B"/>
        <table:table-row table:style-name="Таблиця6.1">
          <table:table-cell table:style-name="Таблиця6.A1" office:value-type="string">
            <text:p text:style-name="P1"><text:span text:style-name="T7">Input.txt</text:span></text:p>
          </table:table-cell>
          <table:table-cell table:style-name="Таблиця6.B1" office:value-type="string">
            <text:p text:style-name="P1"><text:span text:style-name="T7">Output.txt</text:span></text:p>
          </table:table-cell>
        </table:table-row>
        <table:table-row table:style-name="Таблиця6.2">
          <table:table-cell table:style-name="Таблиця6.A2" office:value-type="string">
            <text:p text:style-name="P8">II/IV</text:p>
          </table:table-cell>
          <table:table-cell table:style-name="Таблиця6.B2" office:value-type="string">
            <text:p text:style-name="P9">I/II</text:p>
          </table:table-cell>
        </table:table-row>
        <table:table-row table:style-name="Таблиця6.3">
          <table:table-cell table:style-name="Таблиця6.A3" office:value-type="string">
            <text:p text:style-name="P8">XXIV/VIII</text:p>
          </table:table-cell>
          <table:table-cell table:style-name="Таблиця6.B3" office:value-type="string">
            <text:p text:style-name="P9">III</text:p>
          </table:table-cell>
        </table:table-row>
        <table:table-row table:style-name="Таблиця6.4">
          <table:table-cell table:style-name="Таблиця6.A4" office:value-type="string">
            <text:p text:style-name="P8">12/16</text:p>
          </table:table-cell>
          <table:table-cell table:style-name="Таблиця6.B4" office:value-type="string">
            <text:p text:style-name="P9">ERROR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text-indent="0cm" style:auto-text-indent="false"/>
      <style:text-properties fo:language="uk" fo:country="UA"/>
    </style:style>
    <style:style style:name="Стиль_20_Первая_20_строка_3a__20__20_0_20_см" style:display-name="Стиль Первая строка:  0 см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2:32:46.315368751</meta:creation-date>
    <dc:date>2016-10-30T12:35:40.305140180</dc:date>
    <meta:editing-duration>PT2M54S</meta:editing-duration>
    <meta:editing-cycles>1</meta:editing-cycles>
    <meta:document-statistic meta:table-count="2" meta:image-count="0" meta:object-count="0" meta:page-count="1" meta:paragraph-count="37" meta:word-count="207" meta:character-count="1072" meta:non-whitespace-character-count="902"/>
    <meta:generator>LibreOffice/5.1.4.2$Linux_X86_64 LibreOffice_project/10m0$Build-2</meta:generator>
  </office:meta>
</office:document-meta>
</file>